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4555in"/>
    </style:style>
    <style:style style:name="co2" style:family="table-column">
      <style:table-column-properties fo:break-before="auto" style:column-width="0.7035in"/>
    </style:style>
    <style:style style:name="co3" style:family="table-column">
      <style:table-column-properties fo:break-before="auto" style:column-width="0.6764in"/>
    </style:style>
    <style:style style:name="co4" style:family="table-column">
      <style:table-column-properties fo:break-before="auto" style:column-width="0.783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5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">
      <style:table-cell-properties style:cell-protect="none" style:print-content="true" style:text-align-source="fix" style:repeat-content="false" fo:border="0.74pt solid #000000"/>
      <style:paragraph-properties fo:text-align="center" fo:margin-left="0in"/>
      <style:map style:condition="cell-content()&lt;[.J1]" style:apply-style-name="Neutral" style:base-cell-address="Sheet1.B2"/>
    </style:style>
    <style:style style:name="ce5" style:family="table-cell" style:parent-style-name="Default" style:data-style-name="N1">
      <style:table-cell-properties fo:background-color="#b4c7dc" style:cell-protect="none" style:print-content="true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">
      <style:table-cell-properties fo:background-color="#b4c7dc"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0">
      <style:table-cell-properties fo:background-color="#b4c7dc"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">
      <style:table-cell-properties style:cell-protect="none" style:print-content="true" style:text-align-source="fix" style:repeat-content="false" fo:border="0.74pt solid #000000"/>
      <style:paragraph-properties fo:text-align="center" fo:margin-left="0in"/>
      <style:map style:condition="cell-content()&lt;[.K2]" style:apply-style-name="Neutral" style:base-cell-address="Sheet1.C2"/>
    </style:style>
    <style:style style:name="ce22" style:family="table-cell" style:parent-style-name="Default" style:data-style-name="N1">
      <style:table-cell-properties style:cell-protect="none" style:print-content="true" style:text-align-source="fix" style:repeat-content="false" fo:border="0.74pt solid #000000"/>
      <style:paragraph-properties fo:text-align="center" fo:margin-left="0in"/>
      <style:map style:condition="cell-content()&lt;[.K3]" style:apply-style-name="Neutral" style:base-cell-address="Sheet1.C3"/>
    </style:style>
    <style:style style:name="ce15" style:family="table-cell" style:parent-style-name="Default" style:data-style-name="N1">
      <style:table-cell-properties style:cell-protect="none" style:print-content="true" style:text-align-source="fix" style:repeat-content="false" fo:border="0.74pt solid #000000"/>
      <style:paragraph-properties fo:text-align="center" fo:margin-left="0in"/>
      <style:map style:condition="cell-content()&lt;[.K3]" style:apply-style-name="Neutral" style:base-cell-address="Sheet1.C3"/>
    </style:style>
    <style:style style:name="ce16" style:family="table-cell" style:parent-style-name="Default" style:data-style-name="N1">
      <style:table-cell-properties style:cell-protect="none" style:print-content="true" style:text-align-source="fix" style:repeat-content="false" fo:border="0.74pt solid #000000"/>
      <style:paragraph-properties fo:text-align="center" fo:margin-left="0in"/>
      <style:map style:condition="cell-content()&lt;[.K7]" style:apply-style-name="Neutral" style:base-cell-address="Sheet1.C7"/>
    </style:style>
    <style:style style:name="ce21" style:family="table-cell" style:parent-style-name="Default" style:data-style-name="N1">
      <style:table-cell-properties style:cell-protect="none" style:print-content="true" style:text-align-source="fix" style:repeat-content="false" fo:border="0.74pt solid #000000"/>
      <style:paragraph-properties fo:text-align="center" fo:margin-left="0in"/>
      <style:map style:condition="cell-content()&lt;[.K7]" style:apply-style-name="Neutral" style:base-cell-address="Sheet1.C7"/>
    </style:style>
    <style:style style:name="ce17" style:family="table-cell" style:parent-style-name="Default" style:data-style-name="N1">
      <style:table-cell-properties fo:background-color="#ffdbb6" style:cell-protect="none" style:print-content="true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ffdbb6"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">
      <style:table-cell-properties fo:background-color="#ffdbb6"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10">
      <style:table-cell-properties fo:background-color="#ffdbb6" style:text-align-source="fix" style:repeat-content="false"/>
      <style:paragraph-properties fo:text-align="center" fo:margin-left="0in"/>
    </style:style>
    <style:style style:name="ce30" style:family="table-cell" style:parent-style-name="Default" style:data-style-name="N142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 style:data-style-name="N142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.8098in" svg:height="3.378in" svg:x="1.8339in" svg:y="0in">
            <draw:object draw:notify-on-update-of-ranges="Sheet1.B1:Sheet1.B1 Sheet1.B2:Sheet1.B19 Sheet1.C1:Sheet1.C1 Sheet1.C2:Sheet1.C19 Sheet1.D1:Sheet1.D1 Sheet1.D2:Sheet1.D19 Sheet1.E1:Sheet1.E1 Sheet1.E2:Sheet1.E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4" table:default-cell-style-name="Default"/>
        <table:table-column table:style-name="co6" table:number-columns-repeated="4" table:default-cell-style-name="Default"/>
        <table:table-row table:style-name="ro1">
          <table:table-cell/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string" calcext:value-type="string">
            <text:p>Avg LEFT</text:p>
          </table:table-cell>
          <table:table-cell table:style-name="ce1" office:value-type="string" calcext:value-type="string">
            <text:p>Avg RIGHT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float" office:value="84" calcext:value-type="float">
            <text:p>84</text:p>
          </table:table-cell>
          <table:table-cell table:style-name="ce12" office:value-type="float" office:value="0" calcext:value-type="float">
            <text:p>0</text:p>
          </table:table-cell>
          <table:table-cell table:style-name="ce30" table:formula="of:=[.B20]" office:value-type="float" office:value="76.8333333333333" calcext:value-type="float" table:number-columns-spanned="1" table:number-rows-spanned="18">
            <text:p>76.8</text:p>
          </table:table-cell>
          <table:table-cell table:style-name="ce30" table:formula="of:=[.C20]" office:value-type="float" office:value="0" calcext:value-type="float" table:number-columns-spanned="1" table:number-rows-spanned="18">
            <text:p>0.0</text:p>
          </table:table-cell>
          <table:table-cell table:number-columns-repeated="4"/>
          <table:table-cell table:style-name="ce31" table:formula="of:=(1-[.B23])*[.B20]" office:value-type="float" office:value="69.15" calcext:value-type="float">
            <text:p>69</text:p>
          </table:table-cell>
          <table:table-cell table:style-name="ce31" table:formula="of:=(1-[.C23])*[.C20]" office:value-type="float" office:value="0" calcext:value-type="float">
            <text:p>0</text:p>
          </table:table-cell>
          <table:table-cell table:style-name="ce31" table:formula="of:=(1+[.B23])*[.B20]" office:value-type="float" office:value="84.5166666666667" calcext:value-type="float">
            <text:p>85</text:p>
          </table:table-cell>
          <table:table-cell table:style-name="ce31" table:formula="of:=(1+[.C23])*[.C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float" office:value="74" calcext:value-type="float">
            <text:p>74</text:p>
          </table:table-cell>
          <table:table-cell table:style-name="ce22" office:value-type="float" office:value="0" calcext:value-type="float">
            <text:p>0</text:p>
          </table:table-cell>
          <table:covered-table-cell table:style-name="ce30" table:formula="of:=[.B20]" office:value-type="float" office:value="76.8333333333333" calcext:value-type="float">
            <text:p>76.8</text:p>
          </table:covered-table-cell>
          <table:covered-table-cell table:style-name="ce7" table:formula="of:=[.C20]" office:value-type="float" office:value="0" calcext:value-type="float">
            <text:p>0.0</text:p>
          </table:covered-table-cell>
          <table:table-cell table:number-columns-repeated="4"/>
          <table:table-cell table:style-name="ce31" table:formula="of:=(1-[.B23])*[.B20]" office:value-type="float" office:value="69.15" calcext:value-type="float">
            <text:p>69</text:p>
          </table:table-cell>
          <table:table-cell table:style-name="ce31" table:formula="of:=(1-[.C23])*[.C20]" office:value-type="float" office:value="0" calcext:value-type="float">
            <text:p>0</text:p>
          </table:table-cell>
          <table:table-cell table:style-name="ce31" table:formula="of:=(1+[.B23])*[.B20]" office:value-type="float" office:value="84.5166666666667" calcext:value-type="float">
            <text:p>85</text:p>
          </table:table-cell>
          <table:table-cell table:style-name="ce31" table:formula="of:=(1+[.C23])*[.C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float" office:value="76" calcext:value-type="float">
            <text:p>76</text:p>
          </table:table-cell>
          <table:table-cell table:style-name="ce22" office:value-type="float" office:value="0" calcext:value-type="float">
            <text:p>0</text:p>
          </table:table-cell>
          <table:covered-table-cell table:style-name="ce30" table:formula="of:=[.B20]" office:value-type="float" office:value="76.8333333333333" calcext:value-type="float">
            <text:p>76.8</text:p>
          </table:covered-table-cell>
          <table:covered-table-cell table:style-name="ce7" table:formula="of:=[.C20]" office:value-type="float" office:value="0" calcext:value-type="float">
            <text:p>0.0</text:p>
          </table:covered-table-cell>
          <table:table-cell table:number-columns-repeated="4"/>
          <table:table-cell table:style-name="ce31" table:formula="of:=(1-[.B23])*[.B20]" office:value-type="float" office:value="69.15" calcext:value-type="float">
            <text:p>69</text:p>
          </table:table-cell>
          <table:table-cell table:style-name="ce31" table:formula="of:=(1-[.C23])*[.C20]" office:value-type="float" office:value="0" calcext:value-type="float">
            <text:p>0</text:p>
          </table:table-cell>
          <table:table-cell table:style-name="ce31" table:formula="of:=(1+[.B23])*[.B20]" office:value-type="float" office:value="84.5166666666667" calcext:value-type="float">
            <text:p>85</text:p>
          </table:table-cell>
          <table:table-cell table:style-name="ce31" table:formula="of:=(1+[.C23])*[.C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float" office:value="76" calcext:value-type="float">
            <text:p>76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30" table:formula="of:=[.B20]" office:value-type="float" office:value="76.8333333333333" calcext:value-type="float">
            <text:p>76.8</text:p>
          </table:covered-table-cell>
          <table:covered-table-cell table:style-name="ce7" table:formula="of:=[.C20]" office:value-type="float" office:value="0" calcext:value-type="float">
            <text:p>0.0</text:p>
          </table:covered-table-cell>
          <table:table-cell table:number-columns-repeated="4"/>
          <table:table-cell table:style-name="ce31" table:formula="of:=(1-[.B23])*[.B20]" office:value-type="float" office:value="69.15" calcext:value-type="float">
            <text:p>69</text:p>
          </table:table-cell>
          <table:table-cell table:style-name="ce31" table:formula="of:=(1-[.C23])*[.C20]" office:value-type="float" office:value="0" calcext:value-type="float">
            <text:p>0</text:p>
          </table:table-cell>
          <table:table-cell table:style-name="ce31" table:formula="of:=(1+[.B23])*[.B20]" office:value-type="float" office:value="84.5166666666667" calcext:value-type="float">
            <text:p>85</text:p>
          </table:table-cell>
          <table:table-cell table:style-name="ce31" table:formula="of:=(1+[.C23])*[.C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float" office:value="76" calcext:value-type="float">
            <text:p>76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30" table:formula="of:=[.B20]" office:value-type="float" office:value="76.8333333333333" calcext:value-type="float">
            <text:p>76.8</text:p>
          </table:covered-table-cell>
          <table:covered-table-cell table:style-name="ce7" table:formula="of:=[.C20]" office:value-type="float" office:value="0" calcext:value-type="float">
            <text:p>0.0</text:p>
          </table:covered-table-cell>
          <table:table-cell table:number-columns-repeated="4"/>
          <table:table-cell table:style-name="ce31" table:formula="of:=(1-[.B23])*[.B20]" office:value-type="float" office:value="69.15" calcext:value-type="float">
            <text:p>69</text:p>
          </table:table-cell>
          <table:table-cell table:style-name="ce31" table:formula="of:=(1-[.C23])*[.C20]" office:value-type="float" office:value="0" calcext:value-type="float">
            <text:p>0</text:p>
          </table:table-cell>
          <table:table-cell table:style-name="ce31" table:formula="of:=(1+[.B23])*[.B20]" office:value-type="float" office:value="84.5166666666667" calcext:value-type="float">
            <text:p>85</text:p>
          </table:table-cell>
          <table:table-cell table:style-name="ce31" table:formula="of:=(1+[.C23])*[.C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float" office:value="80" calcext:value-type="float">
            <text:p>80</text:p>
          </table:table-cell>
          <table:table-cell table:style-name="ce16" office:value-type="float" office:value="0" calcext:value-type="float">
            <text:p>0</text:p>
          </table:table-cell>
          <table:covered-table-cell table:style-name="ce30" table:formula="of:=[.B20]" office:value-type="float" office:value="76.8333333333333" calcext:value-type="float">
            <text:p>76.8</text:p>
          </table:covered-table-cell>
          <table:covered-table-cell table:style-name="ce7" table:formula="of:=[.C20]" office:value-type="float" office:value="0" calcext:value-type="float">
            <text:p>0.0</text:p>
          </table:covered-table-cell>
          <table:table-cell table:number-columns-repeated="4"/>
          <table:table-cell table:style-name="ce31" table:formula="of:=(1-[.B23])*[.B20]" office:value-type="float" office:value="69.15" calcext:value-type="float">
            <text:p>69</text:p>
          </table:table-cell>
          <table:table-cell table:style-name="ce31" table:formula="of:=(1-[.C23])*[.C20]" office:value-type="float" office:value="0" calcext:value-type="float">
            <text:p>0</text:p>
          </table:table-cell>
          <table:table-cell table:style-name="ce31" table:formula="of:=(1+[.B23])*[.B20]" office:value-type="float" office:value="84.5166666666667" calcext:value-type="float">
            <text:p>85</text:p>
          </table:table-cell>
          <table:table-cell table:style-name="ce31" table:formula="of:=(1+[.C23])*[.C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float" office:value="79" calcext:value-type="float">
            <text:p>79</text:p>
          </table:table-cell>
          <table:table-cell table:style-name="ce16" office:value-type="float" office:value="0" calcext:value-type="float">
            <text:p>0</text:p>
          </table:table-cell>
          <table:covered-table-cell table:style-name="ce30" table:formula="of:=[.B20]" office:value-type="float" office:value="76.8333333333333" calcext:value-type="float">
            <text:p>76.8</text:p>
          </table:covered-table-cell>
          <table:covered-table-cell table:style-name="ce7" table:formula="of:=[.C20]" office:value-type="float" office:value="0" calcext:value-type="float">
            <text:p>0.0</text:p>
          </table:covered-table-cell>
          <table:table-cell table:number-columns-repeated="4"/>
          <table:table-cell table:style-name="ce31" table:formula="of:=(1-[.B23])*[.B20]" office:value-type="float" office:value="69.15" calcext:value-type="float">
            <text:p>69</text:p>
          </table:table-cell>
          <table:table-cell table:style-name="ce31" table:formula="of:=(1-[.C23])*[.C20]" office:value-type="float" office:value="0" calcext:value-type="float">
            <text:p>0</text:p>
          </table:table-cell>
          <table:table-cell table:style-name="ce31" table:formula="of:=(1+[.B23])*[.B20]" office:value-type="float" office:value="84.5166666666667" calcext:value-type="float">
            <text:p>85</text:p>
          </table:table-cell>
          <table:table-cell table:style-name="ce31" table:formula="of:=(1+[.C23])*[.C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float" office:value="72" calcext:value-type="float">
            <text:p>72</text:p>
          </table:table-cell>
          <table:table-cell table:style-name="ce16" office:value-type="float" office:value="0" calcext:value-type="float">
            <text:p>0</text:p>
          </table:table-cell>
          <table:covered-table-cell table:style-name="ce30" table:formula="of:=[.B20]" office:value-type="float" office:value="76.8333333333333" calcext:value-type="float">
            <text:p>76.8</text:p>
          </table:covered-table-cell>
          <table:covered-table-cell table:style-name="ce7" table:formula="of:=[.C20]" office:value-type="float" office:value="0" calcext:value-type="float">
            <text:p>0.0</text:p>
          </table:covered-table-cell>
          <table:table-cell table:number-columns-repeated="4"/>
          <table:table-cell table:style-name="ce31" table:formula="of:=(1-[.B23])*[.B20]" office:value-type="float" office:value="69.15" calcext:value-type="float">
            <text:p>69</text:p>
          </table:table-cell>
          <table:table-cell table:style-name="ce31" table:formula="of:=(1-[.C23])*[.C20]" office:value-type="float" office:value="0" calcext:value-type="float">
            <text:p>0</text:p>
          </table:table-cell>
          <table:table-cell table:style-name="ce31" table:formula="of:=(1+[.B23])*[.B20]" office:value-type="float" office:value="84.5166666666667" calcext:value-type="float">
            <text:p>85</text:p>
          </table:table-cell>
          <table:table-cell table:style-name="ce31" table:formula="of:=(1+[.C23])*[.C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float" office:value="78" calcext:value-type="float">
            <text:p>78</text:p>
          </table:table-cell>
          <table:table-cell table:style-name="ce16" office:value-type="float" office:value="0" calcext:value-type="float">
            <text:p>0</text:p>
          </table:table-cell>
          <table:covered-table-cell table:style-name="ce30" table:formula="of:=[.B20]" office:value-type="float" office:value="76.8333333333333" calcext:value-type="float">
            <text:p>76.8</text:p>
          </table:covered-table-cell>
          <table:covered-table-cell table:style-name="ce7" table:formula="of:=[.C20]" office:value-type="float" office:value="0" calcext:value-type="float">
            <text:p>0.0</text:p>
          </table:covered-table-cell>
          <table:table-cell table:number-columns-repeated="4"/>
          <table:table-cell table:style-name="ce31" table:formula="of:=(1-[.B23])*[.B20]" office:value-type="float" office:value="69.15" calcext:value-type="float">
            <text:p>69</text:p>
          </table:table-cell>
          <table:table-cell table:style-name="ce31" table:formula="of:=(1-[.C23])*[.C20]" office:value-type="float" office:value="0" calcext:value-type="float">
            <text:p>0</text:p>
          </table:table-cell>
          <table:table-cell table:style-name="ce31" table:formula="of:=(1+[.B23])*[.B20]" office:value-type="float" office:value="84.5166666666667" calcext:value-type="float">
            <text:p>85</text:p>
          </table:table-cell>
          <table:table-cell table:style-name="ce31" table:formula="of:=(1+[.C23])*[.C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float" office:value="71" calcext:value-type="float">
            <text:p>71</text:p>
          </table:table-cell>
          <table:table-cell table:style-name="ce16" office:value-type="float" office:value="0" calcext:value-type="float">
            <text:p>0</text:p>
          </table:table-cell>
          <table:covered-table-cell table:style-name="ce30" table:formula="of:=[.B20]" office:value-type="float" office:value="76.8333333333333" calcext:value-type="float">
            <text:p>76.8</text:p>
          </table:covered-table-cell>
          <table:covered-table-cell table:style-name="ce7" table:formula="of:=[.C20]" office:value-type="float" office:value="0" calcext:value-type="float">
            <text:p>0.0</text:p>
          </table:covered-table-cell>
          <table:table-cell table:number-columns-repeated="4"/>
          <table:table-cell table:style-name="ce31" table:formula="of:=(1-[.B23])*[.B20]" office:value-type="float" office:value="69.15" calcext:value-type="float">
            <text:p>69</text:p>
          </table:table-cell>
          <table:table-cell table:style-name="ce31" table:formula="of:=(1-[.C23])*[.C20]" office:value-type="float" office:value="0" calcext:value-type="float">
            <text:p>0</text:p>
          </table:table-cell>
          <table:table-cell table:style-name="ce31" table:formula="of:=(1+[.B23])*[.B20]" office:value-type="float" office:value="84.5166666666667" calcext:value-type="float">
            <text:p>85</text:p>
          </table:table-cell>
          <table:table-cell table:style-name="ce31" table:formula="of:=(1+[.C23])*[.C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covered-table-cell table:style-name="ce30" table:formula="of:=[.B20]" office:value-type="float" office:value="76.8333333333333" calcext:value-type="float">
            <text:p>76.8</text:p>
          </table:covered-table-cell>
          <table:covered-table-cell table:style-name="ce7" table:formula="of:=[.C20]" office:value-type="float" office:value="0" calcext:value-type="float">
            <text:p>0.0</text:p>
          </table:covered-table-cell>
          <table:table-cell table:number-columns-repeated="4"/>
          <table:table-cell table:style-name="ce31" table:formula="of:=(1-[.B23])*[.B20]" office:value-type="float" office:value="69.15" calcext:value-type="float">
            <text:p>69</text:p>
          </table:table-cell>
          <table:table-cell table:style-name="ce31" table:formula="of:=(1-[.C23])*[.C20]" office:value-type="float" office:value="0" calcext:value-type="float">
            <text:p>0</text:p>
          </table:table-cell>
          <table:table-cell table:style-name="ce31" table:formula="of:=(1+[.B23])*[.B20]" office:value-type="float" office:value="84.5166666666667" calcext:value-type="float">
            <text:p>85</text:p>
          </table:table-cell>
          <table:table-cell table:style-name="ce31" table:formula="of:=(1+[.C23])*[.C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float" office:value="77" calcext:value-type="float">
            <text:p>77</text:p>
          </table:table-cell>
          <table:table-cell table:style-name="ce16" office:value-type="float" office:value="0" calcext:value-type="float">
            <text:p>0</text:p>
          </table:table-cell>
          <table:covered-table-cell table:style-name="ce30" table:formula="of:=[.B20]" office:value-type="float" office:value="76.8333333333333" calcext:value-type="float">
            <text:p>76.8</text:p>
          </table:covered-table-cell>
          <table:covered-table-cell table:style-name="ce7" table:formula="of:=[.C20]" office:value-type="float" office:value="0" calcext:value-type="float">
            <text:p>0.0</text:p>
          </table:covered-table-cell>
          <table:table-cell table:number-columns-repeated="4"/>
          <table:table-cell table:style-name="ce31" table:formula="of:=(1-[.B23])*[.B20]" office:value-type="float" office:value="69.15" calcext:value-type="float">
            <text:p>69</text:p>
          </table:table-cell>
          <table:table-cell table:style-name="ce31" table:formula="of:=(1-[.C23])*[.C20]" office:value-type="float" office:value="0" calcext:value-type="float">
            <text:p>0</text:p>
          </table:table-cell>
          <table:table-cell table:style-name="ce31" table:formula="of:=(1+[.B23])*[.B20]" office:value-type="float" office:value="84.5166666666667" calcext:value-type="float">
            <text:p>85</text:p>
          </table:table-cell>
          <table:table-cell table:style-name="ce31" table:formula="of:=(1+[.C23])*[.C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float" office:value="60" calcext:value-type="float">
            <text:p>60</text:p>
          </table:table-cell>
          <table:table-cell table:style-name="ce16" office:value-type="float" office:value="0" calcext:value-type="float">
            <text:p>0</text:p>
          </table:table-cell>
          <table:covered-table-cell table:style-name="ce30" table:formula="of:=[.B20]" office:value-type="float" office:value="76.8333333333333" calcext:value-type="float">
            <text:p>76.8</text:p>
          </table:covered-table-cell>
          <table:covered-table-cell table:style-name="ce7" table:formula="of:=[.C20]" office:value-type="float" office:value="0" calcext:value-type="float">
            <text:p>0.0</text:p>
          </table:covered-table-cell>
          <table:table-cell table:number-columns-repeated="4"/>
          <table:table-cell table:style-name="ce31" table:formula="of:=(1-[.B23])*[.B20]" office:value-type="float" office:value="69.15" calcext:value-type="float">
            <text:p>69</text:p>
          </table:table-cell>
          <table:table-cell table:style-name="ce31" table:formula="of:=(1-[.C23])*[.C20]" office:value-type="float" office:value="0" calcext:value-type="float">
            <text:p>0</text:p>
          </table:table-cell>
          <table:table-cell table:style-name="ce31" table:formula="of:=(1+[.B23])*[.B20]" office:value-type="float" office:value="84.5166666666667" calcext:value-type="float">
            <text:p>85</text:p>
          </table:table-cell>
          <table:table-cell table:style-name="ce31" table:formula="of:=(1+[.C23])*[.C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office:value-type="float" office:value="66" calcext:value-type="float">
            <text:p>66</text:p>
          </table:table-cell>
          <table:table-cell table:style-name="ce16" office:value-type="float" office:value="0" calcext:value-type="float">
            <text:p>0</text:p>
          </table:table-cell>
          <table:covered-table-cell table:style-name="ce30" table:formula="of:=[.B20]" office:value-type="float" office:value="76.8333333333333" calcext:value-type="float">
            <text:p>76.8</text:p>
          </table:covered-table-cell>
          <table:covered-table-cell table:style-name="ce7" table:formula="of:=[.C20]" office:value-type="float" office:value="0" calcext:value-type="float">
            <text:p>0.0</text:p>
          </table:covered-table-cell>
          <table:table-cell table:number-columns-repeated="4"/>
          <table:table-cell table:style-name="ce31" table:formula="of:=(1-[.B23])*[.B20]" office:value-type="float" office:value="69.15" calcext:value-type="float">
            <text:p>69</text:p>
          </table:table-cell>
          <table:table-cell table:style-name="ce31" table:formula="of:=(1-[.C23])*[.C20]" office:value-type="float" office:value="0" calcext:value-type="float">
            <text:p>0</text:p>
          </table:table-cell>
          <table:table-cell table:style-name="ce31" table:formula="of:=(1+[.B23])*[.B20]" office:value-type="float" office:value="84.5166666666667" calcext:value-type="float">
            <text:p>85</text:p>
          </table:table-cell>
          <table:table-cell table:style-name="ce31" table:formula="of:=(1+[.C23])*[.C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8" office:value-type="float" office:value="91" calcext:value-type="float">
            <text:p>91</text:p>
          </table:table-cell>
          <table:table-cell table:style-name="ce16" office:value-type="float" office:value="0" calcext:value-type="float">
            <text:p>0</text:p>
          </table:table-cell>
          <table:covered-table-cell table:style-name="ce30" table:formula="of:=[.B20]" office:value-type="float" office:value="76.8333333333333" calcext:value-type="float">
            <text:p>76.8</text:p>
          </table:covered-table-cell>
          <table:covered-table-cell table:style-name="ce7" table:formula="of:=[.C20]" office:value-type="float" office:value="0" calcext:value-type="float">
            <text:p>0.0</text:p>
          </table:covered-table-cell>
          <table:table-cell table:number-columns-repeated="4"/>
          <table:table-cell table:style-name="ce31" table:formula="of:=(1-[.B23])*[.B20]" office:value-type="float" office:value="69.15" calcext:value-type="float">
            <text:p>69</text:p>
          </table:table-cell>
          <table:table-cell table:style-name="ce31" table:formula="of:=(1-[.C23])*[.C20]" office:value-type="float" office:value="0" calcext:value-type="float">
            <text:p>0</text:p>
          </table:table-cell>
          <table:table-cell table:style-name="ce31" table:formula="of:=(1+[.B23])*[.B20]" office:value-type="float" office:value="84.5166666666667" calcext:value-type="float">
            <text:p>85</text:p>
          </table:table-cell>
          <table:table-cell table:style-name="ce31" table:formula="of:=(1+[.C23])*[.C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8" office:value-type="float" office:value="75" calcext:value-type="float">
            <text:p>75</text:p>
          </table:table-cell>
          <table:table-cell table:style-name="ce21" office:value-type="float" office:value="0" calcext:value-type="float">
            <text:p>0</text:p>
          </table:table-cell>
          <table:covered-table-cell table:style-name="ce30" table:formula="of:=[.B20]" office:value-type="float" office:value="76.8333333333333" calcext:value-type="float">
            <text:p>76.8</text:p>
          </table:covered-table-cell>
          <table:covered-table-cell table:style-name="ce7" table:formula="of:=[.C20]" office:value-type="float" office:value="0" calcext:value-type="float">
            <text:p>0.0</text:p>
          </table:covered-table-cell>
          <table:table-cell table:number-columns-repeated="4"/>
          <table:table-cell table:style-name="ce31" table:formula="of:=(1-[.B23])*[.B20]" office:value-type="float" office:value="69.15" calcext:value-type="float">
            <text:p>69</text:p>
          </table:table-cell>
          <table:table-cell table:style-name="ce31" table:formula="of:=(1-[.C23])*[.C20]" office:value-type="float" office:value="0" calcext:value-type="float">
            <text:p>0</text:p>
          </table:table-cell>
          <table:table-cell table:style-name="ce31" table:formula="of:=(1+[.B23])*[.B20]" office:value-type="float" office:value="84.5166666666667" calcext:value-type="float">
            <text:p>85</text:p>
          </table:table-cell>
          <table:table-cell table:style-name="ce31" table:formula="of:=(1+[.C23])*[.C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" office:value-type="float" office:value="78" calcext:value-type="float">
            <text:p>78</text:p>
          </table:table-cell>
          <table:table-cell table:style-name="ce21" office:value-type="float" office:value="0" calcext:value-type="float">
            <text:p>0</text:p>
          </table:table-cell>
          <table:covered-table-cell table:style-name="ce30" table:formula="of:=[.B20]" office:value-type="float" office:value="76.8333333333333" calcext:value-type="float">
            <text:p>76.8</text:p>
          </table:covered-table-cell>
          <table:covered-table-cell table:style-name="ce7" table:formula="of:=[.C20]" office:value-type="float" office:value="0" calcext:value-type="float">
            <text:p>0.0</text:p>
          </table:covered-table-cell>
          <table:table-cell table:number-columns-repeated="4"/>
          <table:table-cell table:style-name="ce31" table:formula="of:=(1-[.B23])*[.B20]" office:value-type="float" office:value="69.15" calcext:value-type="float">
            <text:p>69</text:p>
          </table:table-cell>
          <table:table-cell table:style-name="ce31" table:formula="of:=(1-[.C23])*[.C20]" office:value-type="float" office:value="0" calcext:value-type="float">
            <text:p>0</text:p>
          </table:table-cell>
          <table:table-cell table:style-name="ce31" table:formula="of:=(1+[.B23])*[.B20]" office:value-type="float" office:value="84.5166666666667" calcext:value-type="float">
            <text:p>85</text:p>
          </table:table-cell>
          <table:table-cell table:style-name="ce31" table:formula="of:=(1+[.C23])*[.C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8" office:value-type="float" office:value="85" calcext:value-type="float">
            <text:p>85</text:p>
          </table:table-cell>
          <table:table-cell table:style-name="ce21" office:value-type="float" office:value="0" calcext:value-type="float">
            <text:p>0</text:p>
          </table:table-cell>
          <table:covered-table-cell table:style-name="ce30" table:formula="of:=[.B20]" office:value-type="float" office:value="76.8333333333333" calcext:value-type="float">
            <text:p>76.8</text:p>
          </table:covered-table-cell>
          <table:covered-table-cell table:style-name="ce7" table:formula="of:=[.C20]" office:value-type="float" office:value="0" calcext:value-type="float">
            <text:p>0.0</text:p>
          </table:covered-table-cell>
          <table:table-cell table:number-columns-repeated="4"/>
          <table:table-cell table:style-name="ce31" table:formula="of:=(1-[.B23])*[.B20]" office:value-type="float" office:value="69.15" calcext:value-type="float">
            <text:p>69</text:p>
          </table:table-cell>
          <table:table-cell table:style-name="ce31" table:formula="of:=(1-[.C23])*[.C20]" office:value-type="float" office:value="0" calcext:value-type="float">
            <text:p>0</text:p>
          </table:table-cell>
          <table:table-cell table:style-name="ce31" table:formula="of:=(1+[.B23])*[.B20]" office:value-type="float" office:value="84.5166666666667" calcext:value-type="float">
            <text:p>85</text:p>
          </table:table-cell>
          <table:table-cell table:style-name="ce31" table:formula="of:=(1+[.C23])*[.C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5" table:formula="of:=AVERAGE([.B2:.B19])" office:value-type="float" office:value="76.8333333333333" calcext:value-type="float">
            <text:p>77</text:p>
          </table:table-cell>
          <table:table-cell table:style-name="ce17" table:formula="of:=AVERAGE([.C2:.C1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rget</text:p>
          </table:table-cell>
          <table:table-cell table:style-name="ce10" office:value-type="float" office:value="70" calcext:value-type="float">
            <text:p>70</text:p>
          </table:table-cell>
          <table:table-cell table:style-name="ce18"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style-name="ce10" table:formula="of:=SUM([.B2:.B19])" office:value-type="float" office:value="1383" calcext:value-type="float">
            <text:p>1383</text:p>
          </table:table-cell>
          <table:table-cell table:style-name="ce19" table:formula="of:=SUM([.C2:.C1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l</text:p>
          </table:table-cell>
          <table:table-cell table:style-name="ce13" office:value-type="percentage" office:value="0.1" calcext:value-type="percentage">
            <text:p>10%</text:p>
          </table:table-cell>
          <table:table-cell table:style-name="ce20" office:value-type="percentage" office:value="0.1" calcext:value-type="percentage">
            <text:p>10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</text:p>
          </table:table-cell>
          <table:table-cell table:style-name="ce10" table:formula="of:=[.J2]" office:value-type="float" office:value="69.15" calcext:value-type="float">
            <text:p>69</text:p>
          </table:table-cell>
          <table:table-cell table:style-name="ce19" table:formula="of:=[.K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x</text:p>
          </table:table-cell>
          <table:table-cell table:style-name="ce10" table:formula="of:=[.L2]" office:value-type="float" office:value="84.5166666666667" calcext:value-type="float">
            <text:p>85</text:p>
          </table:table-cell>
          <table:table-cell table:style-name="ce19" table:formula="of:=[.M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 table:number-columns-spanned="9" table:number-rows-spanned="1">
            <text:p>If you need to change the structure, click <text:span text:style-name="T1">Tools→Protect Sheet</text:span>. Password is empty.</text:p>
          </table:table-cell>
          <table:covered-table-cell table:number-columns-repeated="8"/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style-name="ce14" table:formula="of:=SUM([.B22];[.C22])" office:value-type="float" office:value="1383" calcext:value-type="float" table:number-columns-spanned="2" table:number-rows-spanned="1">
            <text:p>1383</text:p>
          </table:table-cell>
          <table:covered-table-cell/>
          <table:table-cell table:number-columns-repeated="10"/>
        </table:table-row>
        <table:table-row table:style-name="ro1">
          <table:table-cell table:style-name="Default"/>
          <table:table-cell table:number-columns-repeated="12"/>
        </table:table-row>
        <table:table-row table:style-name="ro1" table:number-rows-repeated="1048547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B2:Sheet1.B19">
            <calcext:condition calcext:apply-style-name="Neutral" calcext:value="&lt;[.J1]" calcext:base-cell-address="Sheet1.B2"/>
          </calcext:conditional-format>
          <calcext:conditional-format calcext:target-range-address="Sheet1.B2:Sheet1.B19">
            <calcext:condition calcext:apply-style-name="Bad" calcext:value="&gt;[.L1]" calcext:base-cell-address="Sheet1.B2"/>
          </calcext:conditional-format>
          <calcext:conditional-format calcext:target-range-address="Sheet1.C3:Sheet1.C6">
            <calcext:condition calcext:apply-style-name="Neutral" calcext:value="&lt;[.K3]" calcext:base-cell-address="Sheet1.C3"/>
          </calcext:conditional-format>
          <calcext:conditional-format calcext:target-range-address="Sheet1.C3:Sheet1.C6">
            <calcext:condition calcext:apply-style-name="Bad" calcext:value="&gt;[.M3]" calcext:base-cell-address="Sheet1.C3"/>
          </calcext:conditional-format>
          <calcext:conditional-format calcext:target-range-address="Sheet1.C2:Sheet1.C4">
            <calcext:condition calcext:apply-style-name="Neutral" calcext:value="&lt;[.K2]" calcext:base-cell-address="Sheet1.C2"/>
          </calcext:conditional-format>
          <calcext:conditional-format calcext:target-range-address="Sheet1.C2:Sheet1.C4">
            <calcext:condition calcext:apply-style-name="Bad" calcext:value="&gt;[.M2]" calcext:base-cell-address="Sheet1.C2"/>
          </calcext:conditional-format>
          <calcext:conditional-format calcext:target-range-address="Sheet1.C5:Sheet1.C6">
            <calcext:condition calcext:apply-style-name="Neutral" calcext:value="&lt;[.K5]" calcext:base-cell-address="Sheet1.C5"/>
          </calcext:conditional-format>
          <calcext:conditional-format calcext:target-range-address="Sheet1.C5:Sheet1.C6">
            <calcext:condition calcext:apply-style-name="Bad" calcext:value="&gt;[.M5]" calcext:base-cell-address="Sheet1.C5"/>
          </calcext:conditional-format>
          <calcext:conditional-format calcext:target-range-address="Sheet1.C7:Sheet1.C19">
            <calcext:condition calcext:apply-style-name="Neutral" calcext:value="&lt;[.K7]" calcext:base-cell-address="Sheet1.C7"/>
          </calcext:conditional-format>
          <calcext:conditional-format calcext:target-range-address="Sheet1.C7:Sheet1.C19">
            <calcext:condition calcext:apply-style-name="Bad" calcext:value="&gt;[.M7]" calcext:base-cell-address="Sheet1.C7"/>
          </calcext:conditional-format>
          <calcext:conditional-format calcext:target-range-address="Sheet1.C7:Sheet1.C16">
            <calcext:condition calcext:apply-style-name="Neutral" calcext:value="&lt;[.K7]" calcext:base-cell-address="Sheet1.C7"/>
          </calcext:conditional-format>
          <calcext:conditional-format calcext:target-range-address="Sheet1.C7:Sheet1.C16">
            <calcext:condition calcext:apply-style-name="Bad" calcext:value="&gt;[.M7]" calcext:base-cell-address="Sheet1.C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Lucida Sans Unicode'" style:font-family-generic-asian="system" style:font-pitch-asian="variable" style:font-size-asian="12pt" style:language-asian="zh" style:country-asian="CN" style:font-name-complex="Lucida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2">
      <number:number number:decimal-places="14" number:min-decimal-places="14" number:min-integer-digits="1"/>
    </number:number-style>
    <number:number-style style:name="N133">
      <number:number number:decimal-places="15" number:min-decimal-places="15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5" number:min-decimal-places="5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3" number:min-decimal-places="3" number:min-integer-digits="1"/>
    </number:number-style>
    <number:number-style style:name="N142">
      <number:number number:decimal-places="1" number:min-decimal-places="1" number:min-integer-digits="1"/>
    </number:number-style>
    <number:percentage-style style:name="N143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2">00/00/0000</text:date>, <text:time style:data-style-name="N2" text:time-value="14:04:53.6398281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1-02-08T02:16:22.672124724</meta:creation-date>
    <meta:generator>LibreOffice/25.2.5.2$Linux_X86_64 LibreOffice_project/520$Build-2</meta:generator>
    <dc:date>2025-08-02T16:47:03.955073705</dc:date>
    <meta:editing-duration>PT4H55M28S</meta:editing-duration>
    <meta:editing-cycles>60</meta:editing-cycles>
    <meta:document-statistic meta:table-count="1" meta:cell-count="18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42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false" chart:logarithmic="false" chart:minimum="0" chart:maximum="18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diamond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cm" chart:symbol-height="0.2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2">
      <style:chart-properties chart:symbol-type="none" chart:link-data-style-to-source="true"/>
      <style:graphic-properties draw:stroke="dash" draw:stroke-dash="Dash" svg:stroke-width="0.051cm" svg:stroke-color="#0059ff" svg:stroke-opacity="60%" draw:fill-color="#0059ff" draw:opacity="60%" dr3d:edge-rounding="5%"/>
      <style:text-properties fo:font-size="10pt" style:font-size-asian="10pt" style:font-size-complex="10pt"/>
    </style:style>
    <style:style style:name="ch10" style:family="chart" style:data-style-name="N142">
      <style:chart-properties chart:symbol-type="none" chart:link-data-style-to-source="true"/>
      <style:graphic-properties draw:stroke="dash" draw:stroke-dash="Dash" svg:stroke-width="0.051cm" svg:stroke-color="#ff8000" svg:stroke-opacity="80%" draw:fill-color="#ff8000" draw:opacity="80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218cm" svg:height="8.581cm" xlink:href=".." xlink:type="simple" chart:class="chart:radar" chart:style-name="ch1">
        <chart:legend chart:legend-position="end" svg:x="8.316cm" svg:y="3.244cm" style:legend-expansion="high" chart:style-name="ch2"/>
        <chart:plot-area chart:style-name="ch3" svg:x="0.244cm" svg:y="0.171cm" svg:width="7.828cm" svg:height="8.239cm">
          <chart:coordinate-region svg:x="0.93cm" svg:y="1.159cm" svg:width="6.264cm" svg:height="6.26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9" chart:label-cell-address="Sheet1.B1:Sheet1.B1" chart:class="chart:radar">
            <chart:data-point chart:repeated="18"/>
          </chart:series>
          <chart:series chart:style-name="ch8" chart:values-cell-range-address="Sheet1.C2:Sheet1.C19" chart:label-cell-address="Sheet1.C1:Sheet1.C1" chart:class="chart:radar">
            <chart:data-point chart:repeated="18"/>
          </chart:series>
          <chart:series chart:style-name="ch9" chart:values-cell-range-address="Sheet1.D2:Sheet1.D19" chart:label-cell-address="Sheet1.D1:Sheet1.D1" chart:class="chart:radar">
            <chart:data-point chart:repeated="18"/>
          </chart:series>
          <chart:series chart:style-name="ch10" chart:values-cell-range-address="Sheet1.E2:Sheet1.E19" chart:label-cell-address="Sheet1.E1:Sheet1.E1" chart:class="chart:rad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FT</text:p>
                <draw:g>
                  <svg:desc>Sheet1.B1:Sheet1.B1</svg:desc>
                </draw:g>
              </table:table-cell>
              <table:table-cell office:value-type="string">
                <text:p>RIGHT</text:p>
                <draw:g>
                  <svg:desc>Sheet1.C1:Sheet1.C1</svg:desc>
                </draw:g>
              </table:table-cell>
              <table:table-cell office:value-type="string">
                <text:p>Avg LEFT</text:p>
                <draw:g>
                  <svg:desc>Sheet1.D1:Sheet1.D1</svg:desc>
                </draw:g>
              </table:table-cell>
              <table:table-cell office:value-type="string">
                <text:p>Avg RIGH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">
                <text:p>84</text:p>
                <draw:g>
                  <svg:desc>Sheet1.B2:Sheet1.B19</svg:desc>
                </draw:g>
              </table:table-cell>
              <table:table-cell office:value-type="float" office:value="0">
                <text:p>0</text:p>
                <draw:g>
                  <svg:desc>Sheet1.C2:Sheet1.C19</svg:desc>
                </draw:g>
              </table:table-cell>
              <table:table-cell office:value-type="float" office:value="76.8333333333333">
                <text:p>76.8333333333333</text:p>
                <draw:g>
                  <svg:desc>Sheet1.D2:Sheet1.D19</svg:desc>
                </draw:g>
              </table:table-cell>
              <table:table-cell office:value-type="float" office:value="0">
                <text:p>0</text:p>
                <draw:g>
                  <svg:desc>Sheet1.E2:Sheet1.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76.8333333333333">
                <text:p>76.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76.8333333333333">
                <text:p>76.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76.8333333333333">
                <text:p>76.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76.8333333333333">
                <text:p>76.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76.8333333333333">
                <text:p>76.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76.8333333333333">
                <text:p>76.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76.8333333333333">
                <text:p>76.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76.8333333333333">
                <text:p>76.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76.8333333333333">
                <text:p>76.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76.8333333333333">
                <text:p>76.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76.8333333333333">
                <text:p>76.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76.8333333333333">
                <text:p>76.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76.8333333333333">
                <text:p>76.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76.8333333333333">
                <text:p>76.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76.8333333333333">
                <text:p>76.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76.8333333333333">
                <text:p>76.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76.8333333333333">
                <text:p>76.833333333333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5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>
    <draw:stroke-dash draw:name="Dash" draw:style="rect" draw:dots1="1" draw:dots1-length="300%" draw:distance="100%"/>
  </office:styles>
</office:document-styles>
</file>